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fo:color="#5b1094" style:font-name="Arial" fo:font-size="11pt" fo:font-weight="bold" style:font-size-asian="11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0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5b1094" style:font-name="Helvetica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Arial" fo:font-size="11pt" style:font-size-asian="11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dam Zielinski 1 </text:span></text:p>
      <text:p text:style-name="P1"/>
      <text:p text:style-name="Standard"><text:span text:style-name="T2"># Javascript has some interesting behavior</text:span></text:p>
      <text:p text:style-name="P2"/>
      <text:p text:style-name="Standard"><text:span text:style-name="T2">---</text:span></text:p>
      <text:p text:style-name="P2"/>
      <text:p text:style-name="Standard"><text:span text:style-name="T2"># 1. Arrays</text:span></text:p>
      <text:p text:style-name="P2"/>
      <text:p text:style-name="Standard"><text:span text:style-name="T2">## The `for in` loop</text:span></text:p>
      <text:p text:style-name="P2"/>
      <text:p text:style-name="Standard"><text:span text:style-name="T2">What are the differences between the following loops?</text:span></text:p>
      <text:p text:style-name="P2"/>
      <text:p text:style-name="Standard"><text:span text:style-name="T2">```javascript</text:span></text:p>
      <text:p text:style-name="Standard"><text:span text:style-name="T2">var data = [0,1,2,3,4];</text:span></text:p>
      <text:p text:style-name="Standard"><text:span text:style-name="T2">data.foo = 'bar';</text:span></text:p>
      <text:p text:style-name="Standard"><text:span text:style-name="T2">Array.prototype.shim = function() {};</text:span></text:p>
      <text:p text:style-name="P2"/>
      <text:p text:style-name="Standard"><text:span text:style-name="T2">// for</text:span></text:p>
      <text:p text:style-name="Standard"><text:span text:style-name="T2">for(var i=0,max=data.length;i&lt;max;i++) {</text:span></text:p>
      <text:p text:style-name="Standard"><text:span text:style-name="T2"><text:s text:c="4"/>console.log(i);</text:span></text:p>
      <text:p text:style-name="Standard"><text:span text:style-name="T2">}</text:span></text:p>
      <text:p text:style-name="Standard"><text:span text:style-name="T2">// for-in</text:span></text:p>
      <text:p text:style-name="Standard"><text:span text:style-name="T2">for(var i in data) {</text:span></text:p>
      <text:p text:style-name="Standard"><text:span text:style-name="T2"><text:s text:c="4"/>console.log(i);</text:span></text:p>
      <text:p text:style-name="Standard"><text:span text:style-name="T2">}</text:span></text:p>
      <text:p text:style-name="Standard"><text:span text:style-name="T2">```</text:span></text:p>
      <text:p text:style-name="P2"/>
      <text:p text:style-name="Standard"><text:span text:style-name="T2">**for** explicitly enumerates numeric indexes in a given order: `0, 1, 2, 3, 4`</text:span></text:p>
      <text:p text:style-name="P2"/>
      <text:p text:style-name="Standard"><text:span text:style-name="T2">**for-in** [iterates over object properties and prototype chain properties][ecma-12.6.4] </text:span></text:p>
      <text:p text:style-name="P2"/>
      <text:p text:style-name="Standard"><text:span text:style-name="T2">&gt; Enumerating the properties of an object includes enumerating properties of its prototype,</text:span></text:p>
      <text:p text:style-name="Standard"><text:span text:style-name="T2">&gt; and the prototype of the prototype, and so on.</text:span></text:p>
      <text:p text:style-name="P2"/>
      <text:p text:style-name="Standard"><text:span text:style-name="T2">Therefore, you will get `0, 1, 2, 3, 4, foo, shim`. You can filter out properties coming from prototype chain</text:span></text:p>
      <text:p text:style-name="Standard"><text:span text:style-name="T2">(`shim`) by checking `if(data.hasOwnProperty(i))`.</text:span></text:p>
      <text:p text:style-name="P2"/>
      <text:p text:style-name="Standard"><office:annotation office:name="__Annotation__35_225136238"><dc:creator>Kaysie G.</dc:creator><dc:date>2015-02-25T22:29:00</dc:date><loext:sender-initials>KG</loext:sender-initials><text:p>Should these both be “for-in”? </text:p></office:annotation><text:span text:style-name="T2">**for-in** only works because the</text:span></text:p>
      <text:p text:style-name="Standard"><text:span text:style-name="T2">[Array is an object and indexes are stored as properties][ecma-15.4].</text:span></text:p>
      <text:p text:style-name="P2"/>
      <text:p text:style-name="Standard"><text:span text:style-name="T2">**for-in** </text:span><office:annotation-end office:name="__Annotation__35_225136238"/><text:span text:style-name="T2">[does not guarantee any particular order][ecma-12.6.4]—so it's entirely possible that you</text:span></text:p>
      <text:p text:style-name="Standard"><text:span text:style-name="T2">could get `3, 1, 4, 2, 0, foo, shim`.</text:span></text:p>
      <text:p text:style-name="P2"/>
      <text:p text:style-name="Standard"><text:span text:style-name="T2">&gt; The mechanics and order of enumerating the properties (...) is not specified</text:span></text:p>
      <text:p text:style-name="P2"/>
      <text:p text:style-name="Standard"><text:span text:style-name="T2">---</text:span></text:p>
      <text:p text:style-name="P2"/>
      <text:p text:style-name="Standard"><text:soft-page-break/><text:span text:style-name="T2">**for** allows you to add new indexes quickly while still being able to iterate over them (just update the `max` value).</text:span></text:p>
      <text:p text:style-name="P2"/>
      <text:p text:style-name="Standard"><text:span text:style-name="T2">**for-in** doesn't guarantee that new properties will be visited.</text:span></text:p>
      <text:p text:style-name="P2"/>
      <text:p text:style-name="Standard"><text:span text:style-name="T2">&gt; If new properties are added to the object being enumerated during enumeration, the newly added</text:span></text:p>
      <text:p text:style-name="Standard"><text:span text:style-name="T2">&gt; properties are not guaranteed to be visited in the active enumeration.</text:span></text:p>
      <text:p text:style-name="P2"/>
      <text:p text:style-name="P2"/>
      <text:p text:style-name="Standard"><text:span text:style-name="T2">**So, you should always use the `for-in` loop (or Array.forEach) and never use for-in to enumerate over arrays!**</text:span></text:p>
      <text:p text:style-name="P2"/>
      <text:p text:style-name="Standard"><text:span text:style-name="T2">---</text:span></text:p>
      <text:p text:style-name="P2"/>
      <text:p text:style-name="Standard"><text:span text:style-name="T2">## Playing with Arrays</text:span></text:p>
      <text:p text:style-name="P2"/>
      <text:p text:style-name="Standard"><text:span text:style-name="T2">Suppose you modify an Array like the one below. What is being logged?</text:span></text:p>
      <text:p text:style-name="P2"/>
      <text:p text:style-name="Standard"><text:span text:style-name="T2">```javascript</text:span></text:p>
      <text:p text:style-name="Standard"><text:span text:style-name="T2">var data = [0,1,2,3,4];</text:span></text:p>
      <text:p text:style-name="Standard"><text:span text:style-name="T2">data[600] = 5;</text:span></text:p>
      <text:p text:style-name="Standard"><text:span text:style-name="T2">data.forEach(function(x) { console.log(x); });</text:span></text:p>
      <text:p text:style-name="Standard"><text:span text:style-name="T2">console.log('---');</text:span></text:p>
      <text:p text:style-name="Standard"><text:span text:style-name="T2">for(var i=0,max=data.length;i&lt;max;i++) {</text:span></text:p>
      <text:p text:style-name="Standard"><text:span text:style-name="T2"><text:s text:c="4"/>console.log(data[i]);</text:span></text:p>
      <text:p text:style-name="Standard"><text:span text:style-name="T2">}</text:span></text:p>
      <text:p text:style-name="Standard"><text:span text:style-name="T2">console.log('---');</text:span></text:p>
      <text:p text:style-name="Standard"><text:span text:style-name="T2">console.log(data.length);</text:span></text:p>
      <text:p text:style-name="Standard"><text:span text:style-name="T2">```</text:span></text:p>
      <text:p text:style-name="P2"/>
      <text:p text:style-name="Standard"><text:span text:style-name="T2">`forEach` outputs `0 1 2 3 4 5`, but `for` loop outputs numbers from 0 to 600.</text:span></text:p>
      <text:p text:style-name="P2"/>
      <text:p text:style-name="Standard"><text:span text:style-name="T2">*Wait, what?*</text:span></text:p>
      <text:p text:style-name="P2"/>
      <text:p text:style-name="Standard"><text:span text:style-name="T2">We just broke the consistency between `for` and `forEach`; but [this is by design][ecma-15.4]. We added only a</text:span></text:p>
      <text:p text:style-name="Standard"><text:span text:style-name="T2">single property, which causes `forEach` to loop over 6 elements. The `length` is now 601, meaning `for` runs 601 times.</text:span></text:p>
      <text:p text:style-name="Standard"><text:span text:style-name="T2">Keys 5-599 are undefined.</text:span></text:p>
      <text:p text:style-name="P2"/>
      <text:p text:style-name="Standard"><text:span text:style-name="T2">&gt; Whenever a property that has the name of an Array index is added, the length property is changed,</text:span></text:p>
      <text:p text:style-name="Standard"><text:span text:style-name="T2">&gt; if necessary, to be one more than the numeric value of that array index;</text:span></text:p>
      <text:p text:style-name="P2"/>
      <text:p text:style-name="Standard"><text:span text:style-name="T2">also</text:span></text:p>
      <text:p text:style-name="P2"/>
      <text:p text:style-name="Standard"><text:span text:style-name="T2">&gt; whenever the length property is changed, every property with the name of an Array index gets automatically deleted if its</text:span></text:p>
      <text:p text:style-name="Standard"><text:span text:style-name="T2">&gt; value is equal to or greater than the new length.</text:span></text:p>
      <text:p text:style-name="P2"/>
      <text:p text:style-name="Standard"><text:soft-page-break/><text:span text:style-name="T2">Thus, we can use it to lenghten or shorten an Array.</text:span></text:p>
      <text:p text:style-name="P2"/>
      <text:p text:style-name="Standard"><text:span text:style-name="T2">```javascript</text:span></text:p>
      <text:p text:style-name="Standard"><text:span text:style-name="T2">var data = [0,1,2,3,4];</text:span></text:p>
      <text:p text:style-name="Standard"><text:span text:style-name="T2">data.length = 3;</text:span></text:p>
      <text:p text:style-name="Standard"><text:span text:style-name="T2">console.log(data.length);</text:span></text:p>
      <text:p text:style-name="Standard"><text:span text:style-name="T2">data.forEach(function(x) { console.log(x); });</text:span></text:p>
      <text:p text:style-name="Standard"><text:span text:style-name="T2">```</text:span></text:p>
      <text:p text:style-name="P2"/>
      <text:p text:style-name="Standard"><text:span text:style-name="T2">outputs `3` and `0 1 2`</text:span></text:p>
      <text:p text:style-name="P2"/>
      <text:p text:style-name="Standard"><text:span text:style-name="T2">---</text:span></text:p>
      <text:p text:style-name="P2"/>
      <text:p text:style-name="Standard"><text:span text:style-name="T2">## Infamous disappearing object keys</text:span></text:p>
      <text:p text:style-name="P2"/>
      <text:p text:style-name="Standard"><text:span text:style-name="T2">Suppose you construct an object like the one below. What is the value of `data`?</text:span></text:p>
      <text:p text:style-name="Standard"><text:span text:style-name="T2">```javascript</text:span></text:p>
      <text:p text:style-name="Standard"><text:span text:style-name="T2">var anotherObject = {toString: function() { return "0"; }};</text:span></text:p>
      <text:p text:style-name="P2"/>
      <text:p text:style-name="Standard"><text:span text:style-name="T2">var data = {};</text:span></text:p>
      <text:p text:style-name="P2"/>
      <text:p text:style-name="Standard"><text:span text:style-name="T2">data[0] = 'lorem';</text:span></text:p>
      <text:p text:style-name="Standard"><text:span text:style-name="T2">data['0'] = 'ipsum';</text:span></text:p>
      <text:p text:style-name="Standard"><text:span text:style-name="T2">data[Number(0)] = 'dolor';</text:span></text:p>
      <text:p text:style-name="Standard"><text:span text:style-name="T2">data[anotherObject] = 'sit';</text:span></text:p>
      <text:p text:style-name="Standard"><text:span text:style-name="T2">data[[]] = 'amet';</text:span></text:p>
      <text:p text:style-name="P2"/>
      <text:p text:style-name="Standard"><text:span text:style-name="T2">console.log(data);</text:span></text:p>
      <text:p text:style-name="Standard"><text:span text:style-name="T2">```</text:span></text:p>
      <text:p text:style-name="P2"/>
      <text:p text:style-name="Standard"><text:span text:style-name="T2">In this example, `data` is `{0: "amet", "": "amet"}`. *Why?*</text:span></text:p>
      <text:p text:style-name="P2"/>
      <text:p text:style-name="Standard"><text:span text:style-name="T2">[All keys get converted to strings via toString()][ecma-15.2.3.6] before being added to the object.</text:span></text:p>
      <text:p text:style-name="P2"/>
      <text:p text:style-name="Standard"><text:span text:style-name="T2">`[]` [evaluates to ""][ecma-15.4.4.2], other keys evaluates to `0`.</text:span></text:p>
      <text:p text:style-name="P2"/>
      <text:p text:style-name="Standard"><text:span text:style-name="T2">Let's go even further. What is being logged in the following case?</text:span></text:p>
      <text:p text:style-name="P2"/>
      <text:p text:style-name="Standard"><text:span text:style-name="T2">```javascript</text:span></text:p>
      <text:p text:style-name="Standard"><text:span text:style-name="T2">var data = {};</text:span></text:p>
      <text:p text:style-name="Standard"><text:span text:style-name="T2">data[0.1+0.2] = 1;</text:span></text:p>
      <text:p text:style-name="P2"/>
      <text:p text:style-name="Standard"><text:span text:style-name="T2">console.log(data);</text:span></text:p>
      <text:p text:style-name="Standard"><text:span text:style-name="T2">```</text:span></text:p>
      <text:p text:style-name="P2"/>
      <text:p text:style-name="Standard"><text:span text:style-name="T2">**`Object {0.30000000000000004: 1}`**.</text:span></text:p>
      <text:p text:style-name="P2"/>
      <text:p text:style-name="Standard"><text:span text:style-name="T2">Why? </text:span></text:p>
      <text:p text:style-name="Standard"><text:span text:style-name="T2">This brings us to the next point.</text:span></text:p>
      <text:p text:style-name="P2"/>
      <text:p text:style-name="Standard"><text:soft-page-break/><text:span text:style-name="T2">---</text:span></text:p>
      <text:p text:style-name="P2"/>
      <text:p text:style-name="Standard"><text:span text:style-name="T2">## There are no integers in Javascript</text:span></text:p>
      <text:p text:style-name="P2"/>
      <text:p text:style-name="Standard"><text:span text:style-name="T2">Let's do some simple math:</text:span></text:p>
      <text:p text:style-name="Standard"><text:span text:style-name="T2">```javascript</text:span></text:p>
      <text:p text:style-name="Standard"><text:span text:style-name="T2">0.1 + 1 - 1 === 0.1</text:span></text:p>
      <text:p text:style-name="Standard"><text:span text:style-name="T2">0.1 + 0.2 === 0.3</text:span></text:p>
      <text:p text:style-name="Standard"><text:span text:style-name="T2">```</text:span></text:p>
      <text:p text:style-name="P2"/>
      <text:p text:style-name="Standard"><text:span text:style-name="T2">In this instance, every line will evaluate to **false**.</text:span></text:p>
      <text:p text:style-name="P2"/>
      <text:p text:style-name="Standard"><text:span text:style-name="T2">**Why?**</text:span></text:p>
      <text:p text:style-name="P2"/>
      <text:p text:style-name="Standard"><text:span text:style-name="T2">The specification says that [every Number is a float][ecma-8.5],</text:span></text:p>
      <text:p text:style-name="Standard"><text:span text:style-name="T2">and [floats are not particularly precise][yahoo-on-floats]</text:span></text:p>
      <text:p text:style-name="Standard"><text:span text:style-name="T2">[(click for more info)][oracle-floats]. This results in the following three things:</text:span></text:p>
      <text:p text:style-name="P2"/>
      <text:p text:style-name="Standard"><text:span text:style-name="T2">* [Every literal evaluates to Number][ecma-7.8.3]</text:span></text:p>
      <text:p text:style-name="Standard"><text:span text:style-name="T2">* [`parseInt` returns a `Number`][ecma-15.1.2.2] as well as [Math.round][ecma-15.8.2.15] and just about everything else</text:span></text:p>
      <text:p text:style-name="Standard"><text:span text:style-name="T2">* [Internally a conversion to Int32 may occur...][ecma-9.5], like</text:span></text:p>
      <text:p text:style-name="Standard"><text:span text:style-name="T2"><text:s text:c="3"/>when you use [bitwise operators][mozilla-bitwise-operations]</text:span></text:p>
      <text:p text:style-name="Standard"><text:span text:style-name="T2"><text:s text:c="3"/>to truncate a number. But that's only a trick—what you really get is a truncated `Number` (still a float).</text:span></text:p>
      <text:p text:style-name="P2"/>
      <text:p text:style-name="Standard"><text:span text:style-name="T2">```javascript</text:span></text:p>
      <text:p text:style-name="Standard"><text:span text:style-name="T2">console.log(typeof ~~1); // number</text:span></text:p>
      <text:p text:style-name="Standard"><text:span text:style-name="T2">```</text:span></text:p>
      <text:p text:style-name="Standard"><text:span text:style-name="T2"><text:s/></text:span></text:p>
      <text:p text:style-name="Standard"><text:span text:style-name="T2">* [ECMAScript6 defines TypedArray][ecma6-typed-arrays]</text:span></text:p>
      <text:p text:style-name="Standard"><text:span text:style-name="T2">objects, and [modern browsers][mozilla-int32array]</text:span></text:p>
      <text:p text:style-name="Standard"><text:span text:style-name="T2">already support them, but this is just [an internal conversion trick because it truncates your floats][ecma6-typed-arrays]</text:span></text:p>
      <text:p text:style-name="Standard"><text:span text:style-name="T2">by using [abstract conversion operations][ecma6-toint32] whenever you assign a value to an index. Because of this, you have to assume it is really `FloatTruncatedToInt32Array` (*even if there is an</text:span></text:p>
      <text:p text:style-name="Standard"><text:span text:style-name="T2">actual int somewhere in an underlaying implementation, that's considered just an implementation detail*).</text:span></text:p>
      <text:p text:style-name="P2"/>
      <text:p text:style-name="Standard"><text:span text:style-name="T2">```javascript</text:span></text:p>
      <text:p text:style-name="Standard"><text:span text:style-name="T2">console.log(typeof (new Int32Array([1,2]))[0]); // number</text:span></text:p>
      <text:p text:style-name="Standard"><text:span text:style-name="T2">```</text:span></text:p>
      <text:p text:style-name="P2"/>
      <text:p text:style-name="Standard"><text:span text:style-name="T2">* [`v8::value` defines NumberValue(), IntegerValue(), Int32Value()][github-v8-int32value],</text:span></text:p>
      <text:p text:style-name="Standard"><text:span text:style-name="T2">but each of these are runtime conversions from a float.</text:span></text:p>
      <text:p text:style-name="P2"/>
      <text:p text:style-name="Standard"><text:span text:style-name="T2">**To summarize**</text:span></text:p>
      <text:p text:style-name="P2"/>
      <text:p text:style-name="Standard"><text:span text:style-name="T2">If you need high precision, don't trust numbers.</text:span></text:p>
      <text:p text:style-name="Standard"><text:span text:style-name="T2">Use some BigDecimal implementation [https://github.com/iriscouch/bigdecimal.js]</text:span></text:p>
      <text:p text:style-name="Standard"><text:soft-page-break/><text:span text:style-name="T2">instead.</text:span></text:p>
      <text:p text:style-name="P2"/>
      <text:p text:style-name="P2"/>
      <text:p text:style-name="Standard"><text:span text:style-name="T2">## The `"why can't I use this Array like other ones?"` pitfall</text:span></text:p>
      <text:p text:style-name="P2"/>
      <text:p text:style-name="Standard"><text:span text:style-name="T2">What will happen in the following snippet of code?</text:span></text:p>
      <text:p text:style-name="P2"/>
      <text:p text:style-name="Standard"><text:span text:style-name="T2">```javascript</text:span></text:p>
      <text:p text:style-name="Standard"><text:span text:style-name="T2">function test() { arguments.slice(0, 1);}</text:span></text:p>
      <text:p text:style-name="Standard"><text:span text:style-name="T2">test("1","2","3");</text:span></text:p>
      <text:p text:style-name="P2"/>
      <text:p text:style-name="Standard"><text:span text:style-name="T2">var collection = document.getElementsByTagName('span');</text:span></text:p>
      <text:p text:style-name="Standard"><text:span text:style-name="T2">collection.forEach(function() {});</text:span></text:p>
      <text:p text:style-name="Standard"><text:span text:style-name="T2">```</text:span></text:p>
      <text:p text:style-name="P2"/>
      <text:p text:style-name="Standard"><text:span text:style-name="T2">Let's take a look:</text:span></text:p>
      <text:p text:style-name="P2"/>
      <text:p text:style-name="Standard"><text:span text:style-name="T2">* `arguments` is not an Array, it's an [`Arguments Object`][ecma-10.6]</text:span></text:p>
      <text:p text:style-name="Standard"><text:span text:style-name="T2">* `collection` is not an Array, it's a [HTMLCollection][mozilla-htmlcollection]</text:span></text:p>
      <text:p text:style-name="P2"/>
      <text:p text:style-name="Standard"><text:span text:style-name="T2">Therefore this code will fail with an error `undefined is not a function`</text:span></text:p>
      <text:p text:style-name="P2"/>
      <text:p text:style-name="Standard"><text:span text:style-name="T2">**What do we do then?**</text:span></text:p>
      <text:p text:style-name="P2"/>
      <text:p text:style-name="Standard"><text:span text:style-name="T2">You can convert both of them to an `Array` with this little trick:</text:span></text:p>
      <text:p text:style-name="P2"/>
      <text:p text:style-name="Standard"><text:span text:style-name="T2">```javascript</text:span></text:p>
      <text:p text:style-name="Standard"><text:span text:style-name="T2">argArray = Array.prototype.slice.call(arguments);</text:span></text:p>
      <text:p text:style-name="Standard"><text:span text:style-name="T2">collection = Array.prototype.slice.call(collection);</text:span></text:p>
      <text:p text:style-name="Standard"><text:span text:style-name="T2">```</text:span></text:p>
      <text:p text:style-name="P2"/>
      <text:p text:style-name="Standard"><text:span text:style-name="T2">Since `Array.prototype.slice` returns an Array, we can feed it our Array-like object and the snippet will work with no errors.</text:span></text:p>
      <text:p text:style-name="Standard"><text:span text:style-name="T2">```javascript</text:span></text:p>
      <text:p text:style-name="Standard"><text:span text:style-name="T2">function test() {</text:span></text:p>
      <text:p text:style-name="Standard"><text:span text:style-name="T2"><text:s text:c="4"/>var argArray = Array.prototype.slice.call(arguments);</text:span></text:p>
      <text:p text:style-name="Standard"><text:span text:style-name="T2"><text:s text:c="4"/>argArray.slice(0, 1);</text:span></text:p>
      <text:p text:style-name="Standard"><text:span text:style-name="T2">}</text:span></text:p>
      <text:p text:style-name="Standard"><text:span text:style-name="T2">test("1","2","3");</text:span></text:p>
      <text:p text:style-name="P2"/>
      <text:p text:style-name="Standard"><text:span text:style-name="T2">var collection = document.getElementsByTagName('span');</text:span></text:p>
      <text:p text:style-name="Standard"><text:span text:style-name="T2">collection = Array.prototype.slice.call(collection);</text:span></text:p>
      <text:p text:style-name="Standard"><text:span text:style-name="T2">collection.forEach(function() {});</text:span></text:p>
      <text:p text:style-name="Standard"><text:span text:style-name="T2">```</text:span></text:p>
      <text:p text:style-name="P2"/>
      <text:p text:style-name="P2"/>
      <text:p text:style-name="Standard"><text:span text:style-name="T2">---</text:span></text:p>
      <text:p text:style-name="P2"/>
      <text:p text:style-name="P2"/>
      <text:p text:style-name="Standard"><text:span text:style-name="T2"># 2. DOM</text:span></text:p>
      <text:p text:style-name="P2"/>
      <text:p text:style-name="Standard"><text:soft-page-break/><text:span text:style-name="T2">## Live and Static collections of nodes</text:span></text:p>
      <text:p text:style-name="P2"/>
      <text:p text:style-name="Standard"><text:span text:style-name="T2">What is being logged in the following code?</text:span></text:p>
      <text:p text:style-name="P2"/>
      <text:p text:style-name="Standard"><text:span text:style-name="T2">```javascript</text:span></text:p>
      <text:p text:style-name="Standard"><text:span text:style-name="T2">document.body.appendChild(document.createElement('span'));</text:span></text:p>
      <text:p text:style-name="P2"/>
      <text:p text:style-name="Standard"><text:span text:style-name="T2">var collection1 = document.getElementsByTagName('span');</text:span></text:p>
      <text:p text:style-name="Standard"><text:span text:style-name="T2">var collection2 = document.querySelectorAll('span');</text:span></text:p>
      <text:p text:style-name="P2"/>
      <text:p text:style-name="Standard"><text:span text:style-name="T2">console.log('collection1.length is', collection1.length);</text:span></text:p>
      <text:p text:style-name="Standard"><text:span text:style-name="T2">console.log('collection2.length is', collection2.length);</text:span></text:p>
      <text:p text:style-name="P2"/>
      <text:p text:style-name="Standard"><text:span text:style-name="T2">document.body.appendChild(document.createElement('span'));</text:span></text:p>
      <text:p text:style-name="P2"/>
      <text:p text:style-name="Standard"><text:span text:style-name="T2">console.log('collection1.length is', collection1.length);</text:span></text:p>
      <text:p text:style-name="Standard"><text:span text:style-name="T2">console.log('collection2.length is', collection2.length);</text:span></text:p>
      <text:p text:style-name="Standard"><text:span text:style-name="T2">```</text:span></text:p>
      <text:p text:style-name="P2"/>
      <text:p text:style-name="Standard"><text:span text:style-name="T2">The answer is:</text:span></text:p>
      <text:p text:style-name="P2"/>
      <text:p text:style-name="Standard"><text:span text:style-name="T2">```text</text:span></text:p>
      <text:p text:style-name="Standard"><text:span text:style-name="T2">collection1.length is 1</text:span></text:p>
      <text:p text:style-name="Standard"><text:span text:style-name="T2">collection2.length is 1</text:span></text:p>
      <text:p text:style-name="Standard"><text:span text:style-name="T2">collection1.length is 2</text:span></text:p>
      <text:p text:style-name="Standard"><text:span text:style-name="T2">collection2.length is 1</text:span></text:p>
      <text:p text:style-name="Standard"><text:span text:style-name="T2">```</text:span></text:p>
      <text:p text:style-name="P2"/>
      <text:p text:style-name="Standard"><text:span text:style-name="T2">**Why? (Some boring intro first)**</text:span></text:p>
      <text:p text:style-name="P2"/>
      <text:p text:style-name="Standard"><text:span text:style-name="T2">When requesting nodes from `document` based methods, you don't get an Array instance. You get one of these: </text:span></text:p>
      <text:p text:style-name="P2"/>
      <text:p text:style-name="Standard"><text:span text:style-name="T2">* [NodeList][mozilla-nodelist] - consists of Nodes</text:span></text:p>
      <text:p text:style-name="Standard"><text:span text:style-name="T2">* [HTMLCollection][mozilla-htmlcollection] - consists of Elements, same methods as in NodeList + [namedItem()][mozilla-htmlcollection#methods]</text:span></text:p>
      <text:p text:style-name="P2"/>
      <text:p text:style-name="Standard"><text:span text:style-name="T2">Regardless of which you receive, your collection may either be **live** or **static**.</text:span></text:p>
      <text:p text:style-name="P2"/>
      <text:p text:style-name="Standard"><text:span text:style-name="T2">* **[live collection][w3-collection]** is updated whenever DOM is updated</text:span></text:p>
      <text:p text:style-name="Standard"><text:span text:style-name="T2">* **[static collection][w3-collection]** is a snapshot that remains the same across DOM updates</text:span></text:p>
      <text:p text:style-name="P2"/>
      <text:p text:style-name="Standard"><text:span text:style-name="T2">In general, collections are **live**, except for in the following cases when they become static:</text:span></text:p>
      <text:p text:style-name="P2"/>
      <text:p text:style-name="Standard"><text:span text:style-name="T2">1. [Event path of DOM - Events whose target is part of DOM][w3-dispatching-events]</text:span></text:p>
      <text:p text:style-name="Standard"><text:span text:style-name="T2"><text:s text:c="4"/>(this way, you may remove one of its parents from DOM and its snapshot will still be available via event.path)</text:span></text:p>
      <text:p text:style-name="Standard"><text:span text:style-name="T2">1. [**When you use `document.querySelectorAll`**][w3-interface-parentnode]</text:span></text:p>
      <text:p text:style-name="P2"/>
      <text:p text:style-name="Standard"><text:soft-page-break/><text:span text:style-name="T2">**Now, on to the point**</text:span></text:p>
      <text:p text:style-name="P2"/>
      <text:p text:style-name="Standard"><text:span text:style-name="T2">In our snippet, we request two collections via</text:span></text:p>
      <text:p text:style-name="P2"/>
      <text:p text:style-name="Standard"><text:span text:style-name="T2">* `collection1 = getElementsByTagName` - a live collection</text:span></text:p>
      <text:p text:style-name="Standard"><text:span text:style-name="T2">* `collection2 = querySelectorAll` - a static collection</text:span></text:p>
      <text:p text:style-name="P2"/>
      <text:p text:style-name="Standard"><text:span text:style-name="T2">After we add a second `span` to DOM, only `collection1` reflects the change.</text:span></text:p>
      <text:p text:style-name="P2"/>
      <text:p text:style-name="Standard"><text:span text:style-name="T2">## I really want to stop the event propagation!</text:span></text:p>
      <text:p text:style-name="P2"/>
      <text:p text:style-name="Standard"><text:span text:style-name="T2">What will be logged after I click `span` element?</text:span></text:p>
      <text:p text:style-name="Standard"><text:span text:style-name="T2">```javascript</text:span></text:p>
      <text:p text:style-name="Standard"><text:span text:style-name="T2">var span = document.createElement('span');</text:span></text:p>
      <text:p text:style-name="Standard"><text:span text:style-name="T2">span.innerText = 'Click me';</text:span></text:p>
      <text:p text:style-name="Standard"><text:span text:style-name="T2">document.body.appendChild(span);</text:span></text:p>
      <text:p text:style-name="P2"/>
      <text:p text:style-name="Standard"><text:span text:style-name="T2">span.addEventListener('click', function(event) {</text:span></text:p>
      <text:p text:style-name="Standard"><text:span text:style-name="T2"><text:s text:c="4"/>event.stopPropagation();</text:span></text:p>
      <text:p text:style-name="Standard"><text:span text:style-name="T2"><text:s text:c="4"/>console.log('first handler');</text:span></text:p>
      <text:p text:style-name="Standard"><text:span text:style-name="T2">}, false);</text:span></text:p>
      <text:p text:style-name="P2"/>
      <text:p text:style-name="Standard"><text:span text:style-name="T2">span.addEventListener('click', function(event) {</text:span></text:p>
      <text:p text:style-name="Standard"><text:span text:style-name="T2"><text:s text:c="4"/>console.log('second handler');</text:span></text:p>
      <text:p text:style-name="Standard"><text:span text:style-name="T2">}, false);</text:span></text:p>
      <text:p text:style-name="P2"/>
      <text:p text:style-name="Standard"><text:span text:style-name="T2">document.body.addEventListener('click', function(event) {</text:span></text:p>
      <text:p text:style-name="Standard"><text:span text:style-name="T2"><text:s text:c="4"/>console.log('third and last handler');</text:span></text:p>
      <text:p text:style-name="Standard"><text:span text:style-name="T2">}, false);</text:span></text:p>
      <text:p text:style-name="Standard"><text:span text:style-name="T2">```</text:span></text:p>
      <text:p text:style-name="P2"/>
      <text:p text:style-name="Standard"><text:span text:style-name="T2">The output will be **first handler, second handler**</text:span></text:p>
      <text:p text:style-name="P2"/>
      <text:p text:style-name="Standard"><text:span text:style-name="T2">**Why?**</text:span></text:p>
      <text:p text:style-name="P2"/>
      <text:p text:style-name="Standard"><text:span text:style-name="T2">Because `event.stopPropagation` prevents events from overcrowding the DOM. However, it does not prevent calling other event handlers attached directly to the same element.</text:span></text:p>
      <text:p text:style-name="P2"/>
      <text:p text:style-name="Standard"><text:span text:style-name="T2">In that case, **use event.stopImmediatePropagation()**</text:span></text:p>
      <text:p text:style-name="Standard"><text:span text:style-name="T2">```javascript</text:span></text:p>
      <text:p text:style-name="Standard"><text:span text:style-name="T2">var span = document.createElement('span');</text:span></text:p>
      <text:p text:style-name="Standard"><text:span text:style-name="T2">span.innerText = 'Click me';</text:span></text:p>
      <text:p text:style-name="Standard"><text:span text:style-name="T2">document.body.appendChild(span);</text:span></text:p>
      <text:p text:style-name="P2"/>
      <text:p text:style-name="Standard"><text:span text:style-name="T2">span.addEventListener('click', function(event) {</text:span></text:p>
      <text:p text:style-name="Standard"><text:span text:style-name="T2"><text:s text:c="4"/>event.stopImmediatePropagation();</text:span></text:p>
      <text:p text:style-name="Standard"><text:span text:style-name="T2"><text:s text:c="4"/>console.log('first handler');</text:span></text:p>
      <text:p text:style-name="Standard"><text:span text:style-name="T2">}, false);</text:span></text:p>
      <text:p text:style-name="P2"/>
      <text:p text:style-name="Standard"><text:span text:style-name="T2">span.addEventListener('click', function(event) {</text:span></text:p>
      <text:p text:style-name="Standard"><text:soft-page-break/><text:span text:style-name="T2"><text:s text:c="4"/>console.log('second handler');</text:span></text:p>
      <text:p text:style-name="Standard"><text:span text:style-name="T2">}, false);</text:span></text:p>
      <text:p text:style-name="Standard"><text:span text:style-name="T2">```</text:span></text:p>
      <text:p text:style-name="P2"/>
      <text:p text:style-name="Standard"><text:span text:style-name="T2">The output is `first handler`, as is expected.</text:span></text:p>
      <text:p text:style-name="P2"/>
      <text:p text:style-name="Standard"><text:span text:style-name="T2">---</text:span></text:p>
      <text:p text:style-name="P2"/>
      <text:p text:style-name="P2"/>
      <text:p text:style-name="Standard"><text:span text:style-name="T2"># 3. Scopes</text:span></text:p>
      <text:p text:style-name="P2"/>
      <text:p text:style-name="Standard"><text:span text:style-name="T2">The specs does not mention scopes a lot.</text:span></text:p>
      <text:p text:style-name="P2"/>
      <text:p text:style-name="Standard"><text:span text:style-name="T2">* [Section 8.6.2][ecma-8.6.2] says that there is an internal property referred to as [[scope]]</text:span></text:p>
      <text:p text:style-name="Standard"><text:span text:style-name="T2">* [Section 10.3][ecma-10.3] says that some locally available variables are not part of [[scope]]</text:span></text:p>
      <text:p text:style-name="P2"/>
      <text:p text:style-name="Standard"><text:span text:style-name="T2">For the sake of clarity, when I refer to a Scope, I mean a [context][ecma-10.3]</text:span></text:p>
      <text:p text:style-name="Standard"><text:span text:style-name="T2">that allows you to define and use a local variable that is not visible to any parent context.</text:span></text:p>
      <text:p text:style-name="P2"/>
      <text:p text:style-name="Standard"><text:span text:style-name="T2">## Scopes pitfalls</text:span></text:p>
      <text:p text:style-name="P2"/>
      <text:p text:style-name="Standard"><text:span text:style-name="T2">By default, there is only a global scope. You can **only** create a new scope by creating</text:span></text:p>
      <text:p text:style-name="Standard"><text:span text:style-name="T2">and calling a function. You may be tempted to try additional ways, however:</text:span></text:p>
      <text:p text:style-name="P2"/>
      <text:p text:style-name="Standard"><text:span text:style-name="T2">* A `with` statement does not create a new scope, it just tricks you</text:span></text:p>
      <text:p text:style-name="Standard"><text:span text:style-name="T2"><text:s text:c="3"/>by [temporarily augmenting the scope it's declared in][ecma-12.10]</text:span></text:p>
      <text:p text:style-name="P2"/>
      <text:p text:style-name="Standard"><text:span text:style-name="T2">```javascript</text:span></text:p>
      <text:p text:style-name="Standard"><text:span text:style-name="T2">var a = {};</text:span></text:p>
      <text:p text:style-name="Standard"><text:span text:style-name="T2">console.log(typeof a); // a is "object"</text:span></text:p>
      <text:p text:style-name="Standard"><text:span text:style-name="T2">with({a: 1}) {</text:span></text:p>
      <text:p text:style-name="Standard"><text:span text:style-name="T2"><text:s text:c="4"/>console.log(typeof a); // a is "number"</text:span></text:p>
      <text:p text:style-name="Standard"><text:span text:style-name="T2"><text:s text:c="4"/>var bar = 1; // let's create a new variable</text:span></text:p>
      <text:p text:style-name="Standard"><text:span text:style-name="T2">}</text:span></text:p>
      <text:p text:style-name="Standard"><text:span text:style-name="T2">console.log(typeof a); // a is an "object" again</text:span></text:p>
      <text:p text:style-name="Standard"><text:span text:style-name="T2">console.log(bar); // logs: 1, bummer!</text:span></text:p>
      <text:p text:style-name="Standard"><text:span text:style-name="T2">```</text:span></text:p>
      <text:p text:style-name="P2"/>
      <text:p text:style-name="Standard"><text:span text:style-name="T2">* A `catch` statement does the same thing to give you the access to</text:span></text:p>
      <text:p text:style-name="Standard"><text:span text:style-name="T2"><text:s text:c="2"/>the exception</text:span></text:p>
      <text:p text:style-name="P2"/>
      <text:p text:style-name="Standard"><text:span text:style-name="T2">* `let`, `const`, and other ES6 goodies are not covered</text:span></text:p>
      <text:p text:style-name="Standard"><text:span text:style-name="T2"><text:s/></text:span></text:p>
      <text:p text:style-name="Standard"><text:span text:style-name="T2">## Hoisting pitfall</text:span></text:p>
      <text:p text:style-name="P2"/>
      <text:p text:style-name="Standard"><text:span text:style-name="T2">This behavior is described formally in [ECMAScript Edition 5.1 section 10.5][ecma-10.5], and in more approachable diction </text:span></text:p>
      <text:p text:style-name="Standard"><text:span text:style-name="T2">at [Mozilla var statement reference][mozilla-hoisting], which says:</text:span></text:p>
      <text:p text:style-name="P2"/>
      <text:p text:style-name="Standard"><text:soft-page-break/><text:span text:style-name="T2">&gt; Because variable declarations (and declarations in general) are processed</text:span></text:p>
      <text:p text:style-name="Standard"><text:span text:style-name="T2">&gt; before any code is executed, declaring a variable anywhere in the code</text:span></text:p>
      <text:p text:style-name="Standard"><text:span text:style-name="T2">&gt; is equivalent to declaring it at the top</text:span></text:p>
      <text:p text:style-name="P2"/>
      <text:p text:style-name="Standard"><text:span text:style-name="T2">Guess what is the output of this snippet would be:</text:span></text:p>
      <text:p text:style-name="P2"/>
      <text:p text:style-name="Standard"><text:span text:style-name="T2">```javascript</text:span></text:p>
      <text:p text:style-name="Standard"><text:span text:style-name="T2">var example = 1;</text:span></text:p>
      <text:p text:style-name="Standard"><text:span text:style-name="T2">function puzzle2() {</text:span></text:p>
      <text:p text:style-name="Standard"><text:span text:style-name="T2"><text:s text:c="4"/>console.log(example);</text:span></text:p>
      <text:p text:style-name="Standard"><text:span text:style-name="T2"><text:s text:c="4"/>if(example === 1) {</text:span></text:p>
      <text:p text:style-name="Standard"><text:span text:style-name="T2"><text:s text:c="8"/>var example = 2;</text:span></text:p>
      <text:p text:style-name="Standard"><text:span text:style-name="T2"><text:s text:c="4"/>}</text:span></text:p>
      <text:p text:style-name="Standard"><text:span text:style-name="T2">};</text:span></text:p>
      <text:p text:style-name="Standard"><text:span text:style-name="T2">puzzle2();</text:span></text:p>
      <text:p text:style-name="Standard"><text:span text:style-name="T2">console.log(example)</text:span></text:p>
      <text:p text:style-name="Standard"><text:span text:style-name="T2">```</text:span></text:p>
      <text:p text:style-name="P2"/>
      <text:p text:style-name="Standard"><text:span text:style-name="T2">`undefined` and number `1` respectively. Of course! But why?</text:span></text:p>
      <text:p text:style-name="P2"/>
      <text:p text:style-name="Standard"><text:span text:style-name="T2">Because what happens under the hood (starting at line 8) is roughly explained in the following steps.</text:span></text:p>
      <text:p text:style-name="P2"/>
      <text:p text:style-name="Standard"><text:span text:style-name="T2">1. Execution of `puzzle2` function is requested</text:span></text:p>
      <text:p text:style-name="Standard"><text:span text:style-name="T2">1. Eefore any code is executed, it is scanned to search for declarations (`var`, `function`).</text:span></text:p>
      <text:p text:style-name="Standard"><text:span text:style-name="T2"><text:s text:c="4"/>These declarations are used to create a new scope. Since we declared `example` in line 5</text:span></text:p>
      <text:p text:style-name="Standard"><text:span text:style-name="T2"><text:s text:c="4"/>with `var example = 2;`, the newly created scope contains a local variable `example`</text:span></text:p>
      <text:p text:style-name="Standard"><text:span text:style-name="T2"><text:s text:c="4"/>[with no value (undefined)][ecma-12.2]. Any further references to `example` will be resolved</text:span></text:p>
      <text:p text:style-name="Standard"><text:span text:style-name="T2"><text:s text:c="4"/>to that variable and not to a parent-scope variable with the same name.</text:span></text:p>
      <text:p text:style-name="Standard"><text:span text:style-name="T2">1. `console.log(example)` logs `undefined` since this variable has no value yet</text:span></text:p>
      <text:p text:style-name="Standard"><text:span text:style-name="T2">1. `if(example === 1)` evaluates to `false`</text:span></text:p>
      <text:p text:style-name="Standard"><text:span text:style-name="T2">1. `puzzle2()` is finished, `console.log(example)` logs `1` <text:s/>since the current scope was never affected</text:span></text:p>
      <text:p text:style-name="P2"/>
      <text:p text:style-name="Standard"><text:span text:style-name="T2">Function declarations are processed in the same way, but the result may seem counterintuitive.</text:span></text:p>
      <text:p text:style-name="Standard"><text:span text:style-name="T2">Since declarations are processed before executing a code—and variable execution is not the same</text:span></text:p>
      <text:p text:style-name="Standard"><text:span text:style-name="T2">as a value assignment—you get undefined values. However, function body is a part of its declaration,</text:span></text:p>
      <text:p text:style-name="Standard"><text:span text:style-name="T2">so you may call a function right away. The last declaration always wins:</text:span></text:p>
      <text:p text:style-name="P2"/>
      <text:p text:style-name="Standard"><text:span text:style-name="T2">```javascript</text:span></text:p>
      <text:p text:style-name="Standard"><text:span text:style-name="T2">var exampleNumber = 1;</text:span></text:p>
      <text:p text:style-name="Standard"><text:span text:style-name="T2">function puzzle() {</text:span></text:p>
      <text:p text:style-name="Standard"><text:span text:style-name="T2"><text:s text:c="4"/>function exampleFn1() { console.log("1 works"); };</text:span></text:p>
      <text:p text:style-name="Standard"><text:span text:style-name="T2"><text:s text:c="4"/>exampleNumber = 2;</text:span></text:p>
      <text:p text:style-name="Standard"><text:span text:style-name="T2"><text:s text:c="4"/>exampleFn1(); // logged: "1 works"</text:span></text:p>
      <text:p text:style-name="Standard"><text:soft-page-break/><text:span text:style-name="T2"><text:s text:c="4"/>exampleFn2(); // logged: "2 works"</text:span></text:p>
      <text:p text:style-name="Standard"><text:span text:style-name="T2"><text:s text:c="4"/>return exampleNumber;</text:span></text:p>
      <text:p text:style-name="Standard"><text:span text:style-name="T2"><text:s text:c="4"/></text:span></text:p>
      <text:p text:style-name="Standard"><text:span text:style-name="T2"><text:s text:c="4"/>function exampleNumber() {};</text:span></text:p>
      <text:p text:style-name="Standard"><text:span text:style-name="T2"><text:s text:c="4"/>function exampleFn2() { console.log("I won't be called :("); };</text:span></text:p>
      <text:p text:style-name="Standard"><text:span text:style-name="T2"><text:s text:c="4"/>function exampleFn2() { console.log("2 works"); };</text:span></text:p>
      <text:p text:style-name="Standard"><text:span text:style-name="T2">};</text:span></text:p>
      <text:p text:style-name="Standard"><text:span text:style-name="T2">console.log(puzzle()) // logged: 2</text:span></text:p>
      <text:p text:style-name="Standard"><text:span text:style-name="T2">console.log(exampleNumber); // logged: 1</text:span></text:p>
      <text:p text:style-name="Standard"><text:span text:style-name="T2">```</text:span></text:p>
      <text:p text:style-name="P2"/>
      <text:p text:style-name="Standard"><text:span text:style-name="T2">## Beware of callbacks inside loops</text:span></text:p>
      <text:p text:style-name="P2"/>
      <text:p text:style-name="Standard"><text:span text:style-name="T2">What will be logged when you click on a first `div` element in the following snippet?</text:span></text:p>
      <text:p text:style-name="P2"/>
      <text:p text:style-name="Standard"><text:span text:style-name="T2">```html</text:span></text:p>
      <text:p text:style-name="Standard"><text:span text:style-name="T2">&lt;div&gt;The div element in question&lt;/div&gt;</text:span></text:p>
      <text:p text:style-name="Standard"><text:span text:style-name="T2">&lt;div&gt;Lorem&lt;/div&gt;</text:span></text:p>
      <text:p text:style-name="Standard"><text:span text:style-name="T2">&lt;div&gt;Ipsum&lt;/div&gt;</text:span></text:p>
      <text:p text:style-name="Standard"><text:span text:style-name="T2">&lt;div&gt;Dolor&lt;/div&gt;</text:span></text:p>
      <text:p text:style-name="Standard"><text:span text:style-name="T2">&lt;script&gt;</text:span></text:p>
      <text:p text:style-name="Standard"><text:span text:style-name="T2">function a() {</text:span></text:p>
      <text:p text:style-name="Standard"><text:span text:style-name="T2"><text:s text:c="4"/>var divs = document.getElementsByTagName('div');</text:span></text:p>
      <text:p text:style-name="Standard"><text:span text:style-name="T2"><text:s text:c="4"/>for(var i=0,max=divs.length;i&lt;max;i++) {</text:span></text:p>
      <text:p text:style-name="Standard"><text:span text:style-name="T2"><text:s text:c="8"/>divs[i].onclick = function() {</text:span></text:p>
      <text:p text:style-name="Standard"><text:span text:style-name="T2"><text:s text:c="12"/>console.log(i);</text:span></text:p>
      <text:p text:style-name="Standard"><text:span text:style-name="T2"><text:s text:c="8"/>};</text:span></text:p>
      <text:p text:style-name="Standard"><text:span text:style-name="T2"><text:s text:c="4"/>};</text:span></text:p>
      <text:p text:style-name="Standard"><text:span text:style-name="T2">}</text:span></text:p>
      <text:p text:style-name="Standard"><text:span text:style-name="T2">a();</text:span></text:p>
      <text:p text:style-name="Standard"><text:span text:style-name="T2">&lt;/script&gt;</text:span></text:p>
      <text:p text:style-name="Standard"><text:span text:style-name="T2">```</text:span></text:p>
      <text:p text:style-name="P2"/>
      <text:p text:style-name="Standard"><text:span text:style-name="T2">The answer is `4`. Why?</text:span></text:p>
      <text:p text:style-name="P2"/>
      <text:p text:style-name="Standard"><text:span text:style-name="T2">Because `i` does not exist in the local scope of our event handler and it is resolved from a parent scope.</text:span></text:p>
      <text:p text:style-name="Standard"><text:span text:style-name="T2">The event handler is called well after the loop has finished.</text:span></text:p>
      <text:p text:style-name="Standard"><text:span text:style-name="T2">What value does `i` have after the loop is finished? **`4`**.</text:span></text:p>
      <text:p text:style-name="P2"/>
      <text:p text:style-name="Standard"><text:span text:style-name="T2">So, what we want to reference is not the loop counter, but is actually a snapshot of it from a given loop pass.</text:span></text:p>
      <text:p text:style-name="Standard"><text:span text:style-name="T2">We may, for example, create a self-calling function that receives `i` as a parameter:</text:span></text:p>
      <text:p text:style-name="P2"/>
      <text:p text:style-name="Standard"><text:span text:style-name="T2">```javascript</text:span></text:p>
      <text:p text:style-name="Standard"><text:span text:style-name="T2">for(var i=0,max=divs.length;i&lt;max;i++) {</text:span></text:p>
      <text:p text:style-name="Standard"><text:span text:style-name="T2"><text:s text:c="4"/>(function(i) {</text:span></text:p>
      <text:p text:style-name="Standard"><text:span text:style-name="T2"><text:s text:c="8"/>// i is now a completely new local</text:span></text:p>
      <text:p text:style-name="Standard"><text:span text:style-name="T2"><text:s text:c="8"/>// variable, unaffected by loop cycles</text:span></text:p>
      <text:p text:style-name="Standard"><text:span text:style-name="T2"><text:s text:c="8"/>divs[i].onclick = function() {</text:span></text:p>
      <text:p text:style-name="Standard"><text:span text:style-name="T2"><text:s text:c="12"/>console.log(i);</text:span></text:p>
      <text:p text:style-name="Standard"><text:soft-page-break/><text:span text:style-name="T2"><text:s text:c="8"/>};</text:span></text:p>
      <text:p text:style-name="Standard"><text:span text:style-name="T2"><text:s text:c="4"/>})(i);</text:span></text:p>
      <text:p text:style-name="Standard"><text:span text:style-name="T2">};</text:span></text:p>
      <text:p text:style-name="Standard"><text:span text:style-name="T2">```</text:span></text:p>
      <text:p text:style-name="P2"/>
      <text:p text:style-name="Standard"><text:span text:style-name="T2">If we were working with Arrays, I would suggest `Array.forEach`, but that is not available on a `NodeList`.</text:span></text:p>
      <text:p text:style-name="P2"/>
      <text:p text:style-name="Standard"><text:span text:style-name="T2"># 4. Other</text:span></text:p>
      <text:p text:style-name="P2"/>
      <text:p text:style-name="Standard"><text:span text:style-name="T2">## Weak comparison is a headache</text:span></text:p>
      <text:p text:style-name="P2"/>
      <text:p text:style-name="Standard"><text:span text:style-name="T2">What will be logged in the following snippet?</text:span></text:p>
      <text:p text:style-name="Standard"><text:span text:style-name="T2">```javascript</text:span></text:p>
      <text:p text:style-name="Standard"><text:span text:style-name="T2">console.log('' == ['']);</text:span></text:p>
      <text:p text:style-name="Standard"><text:span text:style-name="T2">console.log('' == []);</text:span></text:p>
      <text:p text:style-name="Standard"><text:span text:style-name="T2">console.log('' == 0);</text:span></text:p>
      <text:p text:style-name="Standard"><text:span text:style-name="T2">console.log(0 == ['0']);</text:span></text:p>
      <text:p text:style-name="Standard"><text:span text:style-name="T2">console.log(0 == []);</text:span></text:p>
      <text:p text:style-name="Standard"><text:span text:style-name="T2">console.log(0 == [[[]]]);</text:span></text:p>
      <text:p text:style-name="Standard"><text:span text:style-name="T2">console.log(0 == '0');</text:span></text:p>
      <text:p text:style-name="Standard"><text:span text:style-name="T2">console.log(false == ['0']);</text:span></text:p>
      <text:p text:style-name="Standard"><text:span text:style-name="T2">console.log(false == ['']);</text:span></text:p>
      <text:p text:style-name="Standard"><text:span text:style-name="T2">console.log(false == 0);</text:span></text:p>
      <text:p text:style-name="Standard"><text:span text:style-name="T2">console.log(false == '0');</text:span></text:p>
      <text:p text:style-name="Standard"><text:span text:style-name="T2">console.log(undefined == null);</text:span></text:p>
      <text:p text:style-name="Standard"><text:span text:style-name="T2">```</text:span></text:p>
      <text:p text:style-name="P2"/>
      <text:p text:style-name="Standard"><text:span text:style-name="T2">Each line will result in `true`</text:span></text:p>
      <text:p text:style-name="P2"/>
      <text:p text:style-name="Standard"><text:span text:style-name="T2">**Why?**</text:span></text:p>
      <text:p text:style-name="P2"/>
      <text:p text:style-name="Standard"><text:span text:style-name="T2">[Because of how the `==` operator works][ecma-11.9.3].</text:span></text:p>
      <text:p text:style-name="Standard"><text:span text:style-name="T2">Don't try to memorize it, [just use `===` instead][ecma-11.9.4].</text:span></text:p>
      <text:p text:style-name="Standard"><text:span text:style-name="T2">```javascript</text:span></text:p>
      <text:p text:style-name="Standard"><text:span text:style-name="T2">console.log('' === ['']); //false</text:span></text:p>
      <text:p text:style-name="Standard"><text:span text:style-name="T2">console.log('' === []); //false</text:span></text:p>
      <text:p text:style-name="Standard"><text:span text:style-name="T2">console.log('' === 0); //false</text:span></text:p>
      <text:p text:style-name="Standard"><text:span text:style-name="T2">console.log(0 === ['0']); //false</text:span></text:p>
      <text:p text:style-name="Standard"><text:span text:style-name="T2">console.log(0 === []); //false</text:span></text:p>
      <text:p text:style-name="Standard"><text:span text:style-name="T2">console.log(0 === [[[]]]); //false</text:span></text:p>
      <text:p text:style-name="Standard"><text:span text:style-name="T2">console.log(0 === '0'); //false</text:span></text:p>
      <text:p text:style-name="Standard"><text:span text:style-name="T2">console.log(false === ['0']); //false</text:span></text:p>
      <text:p text:style-name="Standard"><text:span text:style-name="T2">console.log(false === ['']); //false</text:span></text:p>
      <text:p text:style-name="Standard"><text:span text:style-name="T2">console.log(false === 0); //false</text:span></text:p>
      <text:p text:style-name="Standard"><text:span text:style-name="T2">console.log(false === '0'); //false</text:span></text:p>
      <text:p text:style-name="Standard"><text:span text:style-name="T2">console.log(undefined === null); //false</text:span></text:p>
      <text:p text:style-name="Standard"><text:span text:style-name="T2">```</text:span></text:p>
      <text:p text:style-name="P2"/>
      <text:p text:style-name="Standard"><text:span text:style-name="T2">## I really want to return that value!</text:span></text:p>
      <text:p text:style-name="P2"/>
      <text:p text:style-name="Standard"><text:soft-page-break/><text:span text:style-name="T2">What will be logged in the following snippet?</text:span></text:p>
      <text:p text:style-name="Standard"><text:span text:style-name="T2">```javascript</text:span></text:p>
      <text:p text:style-name="Standard"><text:span text:style-name="T2">function a() {</text:span></text:p>
      <text:p text:style-name="Standard"><text:span text:style-name="T2"><text:s text:c="4"/>return</text:span></text:p>
      <text:p text:style-name="Standard"><text:span text:style-name="T2"><text:s text:c="8"/>2</text:span></text:p>
      <text:p text:style-name="Standard"><text:span text:style-name="T2"><text:s text:c="4"/>;</text:span></text:p>
      <text:p text:style-name="Standard"><text:span text:style-name="T2">}</text:span></text:p>
      <text:p text:style-name="Standard"><text:span text:style-name="T2">console.log(a());</text:span></text:p>
      <text:p text:style-name="Standard"><text:span text:style-name="T2">```</text:span></text:p>
      <text:p text:style-name="P2"/>
      <text:p text:style-name="Standard"><text:span text:style-name="T2">The output is `undefined`, but **why?**</text:span></text:p>
      <text:p text:style-name="P2"/>
      <text:p text:style-name="Standard"><text:span text:style-name="T2">[The `return` statement is terminated exclusively by a semicolon][ecma-12.9].</text:span></text:p>
      <text:p text:style-name="Standard"><text:span text:style-name="T2">It may also take an expression representing a value it should return; this expression MUST be</text:span></text:p>
      <text:p text:style-name="Standard"><text:span text:style-name="T2">given before any LineTerminator (`[no LineTerminator here]` part). When a LineTerminator is found after a `return`,</text:span></text:p>
      <text:p text:style-name="Standard"><text:span text:style-name="T2">[automatic semicolon insertion][ecma-7.9] kicks in, and our snippet</text:span></text:p>
      <text:p text:style-name="Standard"><text:span text:style-name="T2">gets interpreted like this:</text:span></text:p>
      <text:p text:style-name="P2"/>
      <text:p text:style-name="Standard"><text:span text:style-name="T2">```javascript</text:span></text:p>
      <text:p text:style-name="Standard"><text:span text:style-name="T2">function a() {</text:span></text:p>
      <text:p text:style-name="Standard"><text:span text:style-name="T2"><text:s text:c="4"/>return;</text:span></text:p>
      <text:p text:style-name="Standard"><text:span text:style-name="T2"><text:s text:c="4"/>2;</text:span></text:p>
      <text:p text:style-name="Standard"><text:span text:style-name="T2">}</text:span></text:p>
      <text:p text:style-name="Standard"><text:span text:style-name="T2">console.log(a());</text:span></text:p>
      <text:p text:style-name="Standard"><text:span text:style-name="T2">```</text:span></text:p>
      <text:p text:style-name="P2"/>
      <text:p text:style-name="Standard"><text:span text:style-name="T2">So, remember to always put your return expressions in the same line.</text:span></text:p>
      <text:p text:style-name="P2"/>
      <text:p text:style-name="Standard"><text:span text:style-name="T2">## setTimeout is not always on schedule</text:span></text:p>
      <text:p text:style-name="P2"/>
      <text:p text:style-name="Standard"><text:span text:style-name="T2">What will be the result of following snippet?</text:span></text:p>
      <text:p text:style-name="Standard"><text:span text:style-name="T2">```javascript</text:span></text:p>
      <text:p text:style-name="Standard"><text:span text:style-name="T2">console.log('starting');</text:span></text:p>
      <text:p text:style-name="Standard"><text:span text:style-name="T2">var start = (new Date()).getTime();</text:span></text:p>
      <text:p text:style-name="Standard"><text:span text:style-name="T2">setTimeout(function() {</text:span></text:p>
      <text:p text:style-name="Standard"><text:span text:style-name="T2"><text:s text:c="4"/>var end = (new Date()).getTime()</text:span></text:p>
      <text:p text:style-name="Standard"><text:span text:style-name="T2"><text:s text:c="4"/>console.log('It took ', end-start, 'ms to fire callback1');</text:span></text:p>
      <text:p text:style-name="Standard"><text:span text:style-name="T2">}, 500);</text:span></text:p>
      <text:p text:style-name="P2"/>
      <text:p text:style-name="Standard"><text:span text:style-name="T2">alert();</text:span></text:p>
      <text:p text:style-name="Standard"><text:span text:style-name="T2">console.log('alert dismissed');</text:span></text:p>
      <text:p text:style-name="Standard"><text:span text:style-name="T2">```</text:span></text:p>
      <text:p text:style-name="P2"/>
      <text:p text:style-name="Standard"><text:span text:style-name="T2">The exact wording depends on how fast you dismiss the alert, but you should see something like</text:span></text:p>
      <text:p text:style-name="Standard"><text:span text:style-name="T2">`It took <text:s/>1013 ms to fire callback1`.</text:span></text:p>
      <text:p text:style-name="P2"/>
      <text:p text:style-name="Standard"><text:span text:style-name="T2">But we told it to run after 500ms! *So what happened?*</text:span></text:p>
      <text:p text:style-name="P2"/>
      <text:p text:style-name="Standard"><text:soft-page-break/><text:span text:style-name="T2">Javascript runs in an [event loop][whatwg-event-loop] (I assume you </text:span></text:p>
      <text:p text:style-name="Standard"><text:span text:style-name="T2">know how the event loop works), which is [*usually* being executed on a single thread][so-js-single-thread].</text:span></text:p>
      <text:p text:style-name="Standard"><text:span text:style-name="T2">If something blocks an unrelated function, it will directly influence when our callback is called.</text:span></text:p>
      <text:p text:style-name="Standard"><text:span text:style-name="T2">[This is specified here][whatwg-timers]:</text:span></text:p>
      <text:p text:style-name="P2"/>
      <text:p text:style-name="Standard"><text:span text:style-name="T2">&gt; This API does not guarantee that timers will run exactly on schedule. Delays due to CPU load, other tasks, etc., are to be expected.</text:span></text:p>
      <text:p text:style-name="P2"/>
      <text:p text:style-name="Standard"><text:span text:style-name="T2">What it also means, is that setTimeout schedule is more loose in some cases (e.g., on inactive tabs or in power-save mode).</text:span></text:p>
      <text:p text:style-name="P2"/>
      <text:p text:style-name="P2"/>
      <text:p text:style-name="P2"/>
      <text:p text:style-name="Standard"><text:span text:style-name="T2">## setTimeout(fn, 0) does not kick in right after the current synchronous code is finished</text:span></text:p>
      <text:p text:style-name="P2"/>
      <text:p text:style-name="Standard"><text:span text:style-name="T2">What will be the result of following snippet?</text:span></text:p>
      <text:p text:style-name="Standard"><text:span text:style-name="T2">```javascript</text:span></text:p>
      <text:p text:style-name="Standard"><text:span text:style-name="T2">console.log('starting');</text:span></text:p>
      <text:p text:style-name="Standard"><text:span text:style-name="T2">var start = (new Date()).getTime()</text:span></text:p>
      <text:p text:style-name="Standard"><text:span text:style-name="T2">setTimeout(function() {</text:span></text:p>
      <text:p text:style-name="Standard"><text:span text:style-name="T2"><text:s text:c="4"/>var end = (new Date()).getTime()</text:span></text:p>
      <text:p text:style-name="Standard"><text:span text:style-name="T2"><text:s text:c="4"/>console.log('It took ', end-start, 'ms to fire callback1');</text:span></text:p>
      <text:p text:style-name="Standard"><text:span text:style-name="T2"><text:s text:c="4"/></text:span></text:p>
      <text:p text:style-name="Standard"><text:span text:style-name="T2"><text:s text:c="4"/>start = (new Date()).getTime()</text:span></text:p>
      <text:p text:style-name="Standard"><text:span text:style-name="T2"><text:s text:c="4"/>setTimeout(function() {</text:span></text:p>
      <text:p text:style-name="Standard"><text:span text:style-name="T2"><text:s text:c="4"/>setTimeout(function() {</text:span></text:p>
      <text:p text:style-name="Standard"><text:span text:style-name="T2"><text:s text:c="4"/>setTimeout(function() {</text:span></text:p>
      <text:p text:style-name="Standard"><text:span text:style-name="T2"><text:s text:c="4"/>setTimeout(function() {</text:span></text:p>
      <text:p text:style-name="Standard"><text:span text:style-name="T2"><text:s text:c="8"/>var end = (new Date()).getTime()</text:span></text:p>
      <text:p text:style-name="Standard"><text:span text:style-name="T2"><text:s text:c="8"/>console.log('It took ', end-start, 'ms to fire callback2');</text:span></text:p>
      <text:p text:style-name="Standard"><text:span text:style-name="T2"><text:s text:c="8"/></text:span></text:p>
      <text:p text:style-name="Standard"><text:span text:style-name="T2"><text:s text:c="8"/>start = (new Date()).getTime()</text:span></text:p>
      <text:p text:style-name="Standard"><text:span text:style-name="T2"><text:s text:c="8"/>setTimeout(function() {</text:span></text:p>
      <text:p text:style-name="Standard"><text:span text:style-name="T2"><text:s text:c="12"/>var end = (new Date()).getTime()</text:span></text:p>
      <text:p text:style-name="Standard"><text:span text:style-name="T2"><text:s text:c="12"/>console.log('It took ', end-start, 'ms to fire callback3');</text:span></text:p>
      <text:p text:style-name="Standard"><text:span text:style-name="T2"><text:s text:c="8"/>}, 0);</text:span></text:p>
      <text:p text:style-name="Standard"><text:span text:style-name="T2"><text:s text:c="4"/>}, 0);</text:span></text:p>
      <text:p text:style-name="Standard"><text:span text:style-name="T2"><text:s text:c="4"/>}, 0);</text:span></text:p>
      <text:p text:style-name="Standard"><text:span text:style-name="T2"><text:s text:c="4"/>}, 0);</text:span></text:p>
      <text:p text:style-name="Standard"><text:span text:style-name="T2"><text:s text:c="4"/>}, 0);</text:span></text:p>
      <text:p text:style-name="Standard"><text:span text:style-name="T2">}, 0);</text:span></text:p>
      <text:p text:style-name="Standard"><text:span text:style-name="T2">```</text:span></text:p>
      <text:p text:style-name="P2"/>
      <text:p text:style-name="Standard"><text:span text:style-name="T2">Exact results may vary, but you will get something similar to:</text:span></text:p>
      <text:p text:style-name="P2"/>
      <text:p text:style-name="Standard"><text:span text:style-name="T2">```</text:span></text:p>
      <text:p text:style-name="Standard"><text:span text:style-name="T2">It took <text:s/>1 ms to fire callback1</text:span></text:p>
      <text:p text:style-name="Standard"><text:span text:style-name="T2">It took <text:s/>8 ms to fire callback2</text:span></text:p>
      <text:p text:style-name="Standard"><text:span text:style-name="T2">It took <text:s/>4 ms to fire callback3 </text:span></text:p>
      <text:p text:style-name="Standard"><text:soft-page-break/><text:span text:style-name="T2">```</text:span></text:p>
      <text:p text:style-name="P2"/>
      <text:p text:style-name="Standard"><text:span text:style-name="T2">Why "it took 1ms to fire callback1"? Why "it took 8ms to fire callback2," which were four `setTimeout` calls away while "4ms to fire callback3" was just one `setTimeout` call away?</text:span></text:p>
      <text:p text:style-name="P2"/>
      <text:p text:style-name="Standard"><text:span text:style-name="T2">Every nested call to setTimeout increases the internal *nesting level* variable. And if we go deep enough, then this happens:</text:span></text:p>
      <text:p text:style-name="Standard"><text:span text:style-name="T2">&gt; If nesting level is greater than 5, and timeout is less than 4, then increase timeout to 4.</text:span></text:p>
      <text:p text:style-name="P2"/>
      <text:p text:style-name="Standard"><text:span text:style-name="T2">*Why would I do that?* You may not even know that the current *nesting level* is higher than 5. If you're past a callback to a third party library, it may nest a lot of setTimeout calls before</text:span></text:p>
      <text:p text:style-name="Standard"><text:span text:style-name="T2">giving back the control, especially if you use `promises`.</text:span></text:p>
      <text:p text:style-name="P2"/>
      <text:p text:style-name="Standard"><text:span text:style-name="T2">So, what do we do to achieve real 0ms scheduling? We should append a task to a [task queue][whatwg-task-queue] using a mechanism that is not constrained by [timers specification][whatwg-timers]</text:span></text:p>
      <text:p text:style-name="Standard"><text:span text:style-name="T2">[ modern browsers][mozilla-timeout-nesting]. It turns out that [window.postMessage does just the thing][mozilla-post-message]. [Here is an excellent example][dbaron-timeouts] by David Baron. At </text:span></text:p>
      <text:p text:style-name="Standard"><text:span text:style-name="T2">[the example page][dbaron-zerotimeout], I get the following results:</text:span></text:p>
      <text:p text:style-name="P2"/>
      <text:p text:style-name="Standard"><text:span text:style-name="T2">&gt; 100 iterations of setZeroTimeout took 29 milliseconds.</text:span></text:p>
      <text:p text:style-name="Standard"><text:span text:style-name="T2">&gt; 100 iterations of setTimeout(0) took 401 milliseconds.</text:span></text:p>
      <text:p text:style-name="P2"/>
      <text:p text:style-name="Standard"><text:span text:style-name="T2">As you can see, the difference is significant. There is also a non-standard [setImmediate][mozilla-set-immediate] method specifically for this, but it is only supported by IE10 and node.js.</text:span></text:p>
      <text:p text:style-name="P2"/>
      <text:p text:style-name="P2"/>
      <text:p text:style-name="Standard"><text:span text:style-name="T2">## setInterval callback is guaranteed to be executed</text:span></text:p>
      <text:p text:style-name="P2"/>
      <text:p text:style-name="Standard"><text:span text:style-name="T2">What will be logged in the following code?</text:span></text:p>
      <text:p text:style-name="P2"/>
      <text:p text:style-name="Standard"><text:span text:style-name="T2">```javascript</text:span></text:p>
      <text:p text:style-name="Standard"><text:span text:style-name="T2">var startedAt = new Date().getTime();</text:span></text:p>
      <text:p text:style-name="Standard"><text:span text:style-name="T2">var actual = 0;</text:span></text:p>
      <text:p text:style-name="Standard"><text:span text:style-name="T2">var intervalHandle = setInterval(function() {</text:span></text:p>
      <text:p text:style-name="Standard"><text:span text:style-name="T2"><text:s text:c="4"/>++actual;</text:span></text:p>
      <text:p text:style-name="Standard"><text:span text:style-name="T2"><text:s text:c="4"/>// just anything slow</text:span></text:p>
      <text:p text:style-name="Standard"><text:span text:style-name="T2"><text:s text:c="4"/>for(var i=0,max=2000000,r;i&lt;max;i++) {</text:span></text:p>
      <text:p text:style-name="Standard"><text:span text:style-name="T2"><text:s text:c="8"/>r = document.querySelector('body').width + 1;</text:span></text:p>
      <text:p text:style-name="Standard"><text:span text:style-name="T2"><text:s text:c="4"/>}</text:span></text:p>
      <text:p text:style-name="Standard"><text:span text:style-name="T2">}, 100);</text:span></text:p>
      <text:p text:style-name="P2"/>
      <text:p text:style-name="P2"/>
      <text:p text:style-name="Standard"><text:span text:style-name="T2">setTimeout(function() {</text:span></text:p>
      <text:p text:style-name="Standard"><text:span text:style-name="T2"><text:s text:c="4"/>var now = new Date().getTime();</text:span></text:p>
      <text:p text:style-name="Standard"><text:span text:style-name="T2"><text:s text:c="4"/>console.log("Actual", actual);</text:span></text:p>
      <text:p text:style-name="Standard"><text:span text:style-name="T2"><text:s text:c="4"/>console.log("Expected", Math.floor((now-startedAt)/100));</text:span></text:p>
      <text:p text:style-name="Standard"><text:soft-page-break/><text:span text:style-name="T2">}, 2000);</text:span></text:p>
      <text:p text:style-name="Standard"><text:span text:style-name="T2">```</text:span></text:p>
      <text:p text:style-name="P2"/>
      <text:p text:style-name="Standard"><text:span text:style-name="T2">Exact numbers depends on your hardware, but you will get something along the lines of:</text:span></text:p>
      <text:p text:style-name="Standard"><text:span text:style-name="T2">```</text:span></text:p>
      <text:p text:style-name="Standard"><text:span text:style-name="T2">Actual 5</text:span></text:p>
      <text:p text:style-name="Standard"><text:span text:style-name="T2">Expected 96 </text:span></text:p>
      <text:p text:style-name="Standard"><text:span text:style-name="T2">```</text:span></text:p>
      <text:p text:style-name="P2"/>
      <text:p text:style-name="Standard"><text:span text:style-name="T2">**Why?**</text:span></text:p>
      <text:p text:style-name="P2"/>
      <text:p text:style-name="Standard"><text:span text:style-name="T2">If the thread is blocked, the interval is pending until the current handler finishes.</text:span></text:p>
      <text:p text:style-name="Standard"><text:span text:style-name="T2">If the thread is blocked for 10s while the interval is scheduled every 2s,</text:span></text:p>
      <text:p text:style-name="Standard"><text:span text:style-name="T2">you may think that Javascript will queue 5 calls. But this is not the case. It will queue,</text:span></text:p>
      <text:p text:style-name="Standard"><text:span text:style-name="T2">at most, one call to be executed as soon as flow control is passed back to the browser.</text:span></text:p>
      <text:p text:style-name="Standard"><text:span text:style-name="T2">[This answer on StackOverflow contains more details if you are curious][so-js-setinterval].</text:span></text:p>
      <text:p text:style-name="P2"/>
      <text:p text:style-name="Standard"><text:span text:style-name="T2">[You should also try not to schedule asynchronous code inside callbacks passed to `setInterval`][mozilla-set-interval-danger].</text:span></text:p>
      <text:p text:style-name="P2"/>
      <text:p text:style-name="P2"/>
      <text:p text:style-name="Standard"><text:span text:style-name="T2">[so-js-setinterval]: http://stackoverflow.com/a/731625/1510277</text:span></text:p>
      <text:p text:style-name="Standard"><text:span text:style-name="T2">[so-js-single-thread]: http://stackoverflow.com/questions/2734025/is-javascript-guaranteed-to-be-single-threaded</text:span></text:p>
      <text:p text:style-name="Standard"><text:span text:style-name="T2">[dbaron-timeouts]: http://dbaron.org/log/20100309-faster-timeouts</text:span></text:p>
      <text:p text:style-name="Standard"><text:span text:style-name="T2">[dbaron-timeouts-example]: http://dbaron.org/mozilla/zero-timeout</text:span></text:p>
      <text:p text:style-name="Standard"><text:span text:style-name="T2">[mozilla-set-immediate]: https://developer.mozilla.org/en-US/docs/Web/API/Window.setImmediate</text:span></text:p>
      <text:p text:style-name="Standard"><text:span text:style-name="T2">[mozilla-set-interval-danger]: https://developer.mozilla.org/en-US/docs/Web/API/WindowTimers.setinterval#Dangerous_usage</text:span></text:p>
      <text:p text:style-name="Standard"><text:span text:style-name="T2">[mozilla-post-message]: https://developer.mozilla.org/en-US/docs/Web/API/window.postMessage</text:span></text:p>
      <text:p text:style-name="Standard"><text:span text:style-name="T2">[mozilla-bitwise-operations]: https://developer.mozilla.org/en-US/docs/Web/JavaScript/Reference/Operators/Bitwise_Operators#Signed_32-bit_integers</text:span></text:p>
      <text:p text:style-name="Standard"><text:span text:style-name="T2">[mozilla-int32array]: https://developer.mozilla.org/en-US/docs/Web/JavaScript/Reference/Global_Objects/Int32Array#Browser_compatibility</text:span></text:p>
      <text:p text:style-name="Standard"><text:span text:style-name="T2">[mozilla-hoisting]: https://developer.mozilla.org/en-US/docs/Web/JavaScript/Reference/Statements/var#var_hoisting</text:span></text:p>
      <text:p text:style-name="Standard"><text:span text:style-name="T2">[mozilla-htmlcollection]: https://developer.mozilla.org/en-US/docs/Web/API/HTMLCollection</text:span></text:p>
      <text:p text:style-name="Standard"><text:span text:style-name="T2">[mozilla-htmlcollection#methods]: https://developer.mozilla.org/en-US/docs/Web/API/HTMLCollection#methods</text:span></text:p>
      <text:p text:style-name="Standard"><text:span text:style-name="T2">[mozilla-nodelist]: https://developer.mozilla.org/en-US/docs/Web/API/NodeList</text:span></text:p>
      <text:p text:style-name="Standard"><text:span text:style-name="T2">[mozilla-timeout-nesting]: https://developer.mozilla.org/en-US/docs/Web/API/WindowTimers.setTimeout#Minimum.2F_maximum_delay_and_timeout_nesting</text:span></text:p>
      <text:p text:style-name="Standard"><text:span text:style-name="T2">[whatwg-timers]: https://html.spec.whatwg.org/multipage/webappapis.html#timers</text:span></text:p>
      <text:p text:style-name="Standard"><text:span text:style-name="T2">[whatwg-event-loop]: https://html.spec.whatwg.org/multipage/webappapis.html#event-loop</text:span></text:p>
      <text:p text:style-name="Standard"><text:soft-page-break/><text:span text:style-name="T2">[whatwg-task-queue]: https://html.spec.whatwg.org/multipage/webappapis.html#task-queue</text:span></text:p>
      <text:p text:style-name="Standard"><text:span text:style-name="T2">[w3-collection]: http://www.w3.org/TR/domcore/#concept-collection</text:span></text:p>
      <text:p text:style-name="Standard"><text:span text:style-name="T2">[w3-dispatching-events]: http://www.w3.org/TR/domcore/#dispatching-events</text:span></text:p>
      <text:p text:style-name="Standard"><text:span text:style-name="T2">[w3-interface-parentnode]: http://www.w3.org/TR/domcore/#interface-parentnode</text:span></text:p>
      <text:p text:style-name="Standard"><text:span text:style-name="T2">[oracle-floats]: http://docs.oracle.com/cd/E19957-01/806-3568/ncg_goldberg.html</text:span></text:p>
      <text:p text:style-name="Standard"><text:span text:style-name="T2">[yahoo-on-floats]: http://www.yuiblog.com/blog/2009/03/10/when-you-cant-count-on-your-numbers/</text:span></text:p>
      <text:p text:style-name="Standard"><text:span text:style-name="T2">[ecma-4.3.19]: http://www.ecma-international.org/ecma-262/5.1/#sec-4.3.19</text:span></text:p>
      <text:p text:style-name="Standard"><text:span text:style-name="T2">[ecma-7.8.3]: http://www.ecma-international.org/ecma-262/5.1/#sec-7.8.3</text:span></text:p>
      <text:p text:style-name="Standard"><text:span text:style-name="T2">[ecma-7.9]: http://www.ecma-international.org/ecma-262/5.1/#sec-7.9</text:span></text:p>
      <text:p text:style-name="Standard"><text:span text:style-name="T2">[ecma-8.5]: http://www.ecma-international.org/ecma-262/5.1/#sec-8.5</text:span></text:p>
      <text:p text:style-name="Standard"><text:span text:style-name="T2">[ecma-8.6.2]: http://www.ecma-international.org/ecma-262/5.1/#sec-8.6.2</text:span></text:p>
      <text:p text:style-name="Standard"><text:span text:style-name="T2">[ecma-9.5]: http://www.ecma-international.org/ecma-262/5.1/#sec-9.5</text:span></text:p>
      <text:p text:style-name="Standard"><text:span text:style-name="T2">[ecma-10.2.3]: http://www.ecma-international.org/ecma-262/5.1/#sec-10.2.3</text:span></text:p>
      <text:p text:style-name="Standard"><text:span text:style-name="T2">[ecma-10.3]: http://www.ecma-international.org/ecma-262/5.1/#sec-10.3</text:span></text:p>
      <text:p text:style-name="Standard"><text:span text:style-name="T2">[ecma-10.5]: http://www.ecma-international.org/ecma-262/5.1/#sec-10.5</text:span></text:p>
      <text:p text:style-name="Standard"><text:span text:style-name="T2">[ecma-10.6]: http://www.ecma-international.org/ecma-262/5.1/#sec-10.6</text:span></text:p>
      <text:p text:style-name="Standard"><text:span text:style-name="T2">[ecma-11.9.3]: http://www.ecma-international.org/ecma-262/5.1/#sec-11.9.3</text:span></text:p>
      <text:p text:style-name="Standard"><text:span text:style-name="T2">[ecma-11.9.4]: http://www.ecma-international.org/ecma-262/5.1/#sec-11.9.4</text:span></text:p>
      <text:p text:style-name="Standard"><text:span text:style-name="T2">[ecma-12.2]: http://www.ecma-international.org/ecma-262/5.1/#sec-12.2</text:span></text:p>
      <text:p text:style-name="Standard"><text:span text:style-name="T2">[ecma-12.6.4]: http://www.ecma-international.org/ecma-262/5.1/#sec-12.6.4</text:span></text:p>
      <text:p text:style-name="Standard"><text:span text:style-name="T2">[ecma-12.9]: http://www.ecma-international.org/ecma-262/5.1/#sec-12.9</text:span></text:p>
      <text:p text:style-name="Standard"><text:span text:style-name="T2">[ecma-12.10]: http://www.ecma-international.org/ecma-262/5.1/#sec-12.10</text:span></text:p>
      <text:p text:style-name="Standard"><text:span text:style-name="T2">[ecma-15.1.2.2]: http://www.ecma-international.org/ecma-262/5.1/#sec-15.1.2.2</text:span></text:p>
      <text:p text:style-name="Standard"><text:span text:style-name="T2">[ecma-15.2.3.6]: http://www.ecma-international.org/ecma-262/5.1/#sec-15.2.3.6</text:span></text:p>
      <text:p text:style-name="Standard"><text:span text:style-name="T2">[ecma-15.4]: http://www.ecma-international.org/ecma-262/5.1/#sec-15.4</text:span></text:p>
      <text:p text:style-name="Standard"><text:span text:style-name="T2">[ecma-15.4.4.2]: http://www.ecma-international.org/ecma-262/5.1/#sec-15.4.4.2</text:span></text:p>
      <text:p text:style-name="Standard"><text:span text:style-name="T2">[ecma-15.8.2.15]: http://www.ecma-international.org/ecma-262/5.1/#sec-15.8.2.15</text:span></text:p>
      <text:p text:style-name="Standard"><text:span text:style-name="T2">[ecma5.1]: http://www.ecma-international.org/ecma-262/5.1/</text:span></text:p>
      <text:p text:style-name="Standard"><text:span text:style-name="T2">[ecma6]: https://people.mozilla.org/~jorendorff/es6-draft.html</text:span></text:p>
      <text:p text:style-name="Standard"><text:span text:style-name="T2">[ecma6-typed-arrays]: http://people.mozilla.org/~jorendorff/es6-draft.html#sec-typedarray-objects</text:span></text:p>
      <text:p text:style-name="Standard"><text:span text:style-name="T2">[ecma6-toint32]: http://people.mozilla.org/~jorendorff/es6-draft.html#sec-toint32</text:span></text:p>
      <text:p text:style-name="Standard"><text:span text:style-name="T2">[github-v8-int32value]: https://github.com/v8/v8/blob/aec5abab1e9faf1ab0949d2f068093544ba2bc40/include/v8.h#L1756</text:span></text:p>
      <text:p text:style-name="Standard"><text:span text:style-name="T2">[github-bigdecimal]: https://github.com/iriscouch/bigdecimal.js</text:span></text:p>
      <text:p text:style-name="Standard"><text:span text:style-name="T2">[dbaron-zerotimeout]: http://dbaron.org/mozilla/zero-timeout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ysie G.</meta:initial-creator>
    <dc:creator>Kaysie G.</dc:creator>
    <meta:editing-cycles>17</meta:editing-cycles>
    <meta:creation-date>2015-02-25T20:58:00</meta:creation-date>
    <dc:date>2015-02-26T03:29:00</dc:date>
    <meta:editing-duration>PT9S</meta:editing-duration>
    <meta:generator>LibreOffice/4.3.5.2.0$Linux_X86_64 LibreOffice_project/430$Build-2</meta:generator>
    <meta:document-statistic meta:table-count="0" meta:image-count="0" meta:object-count="0" meta:page-count="16" meta:paragraph-count="545" meta:word-count="3046" meta:character-count="24673" meta:non-whitespace-character-count="217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